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b7ce"/>
    </style:style>
    <style:style style:name="P2" style:family="paragraph" style:parent-style-name="Standard">
      <style:text-properties officeooo:rsid="00143af7" officeooo:paragraph-rsid="0014c1fc"/>
    </style:style>
    <style:style style:name="P3" style:family="paragraph" style:parent-style-name="Standard">
      <style:text-properties officeooo:paragraph-rsid="00143af7"/>
    </style:style>
    <style:style style:name="P4" style:family="paragraph" style:parent-style-name="Standard">
      <style:text-properties officeooo:rsid="00168531" officeooo:paragraph-rsid="00168531"/>
    </style:style>
    <style:style style:name="P5" style:family="paragraph" style:parent-style-name="Standard">
      <style:text-properties officeooo:rsid="00191bc5" officeooo:paragraph-rsid="00191bc5"/>
    </style:style>
    <style:style style:name="P6" style:family="paragraph" style:parent-style-name="Standard">
      <style:text-properties officeooo:rsid="001b5ce3" officeooo:paragraph-rsid="001b5ce3"/>
    </style:style>
    <style:style style:name="P7" style:family="paragraph" style:parent-style-name="Standard">
      <style:text-properties officeooo:paragraph-rsid="001d1f3e"/>
    </style:style>
    <style:style style:name="P8" style:family="paragraph" style:parent-style-name="Standard">
      <style:text-properties officeooo:rsid="001e2a71" officeooo:paragraph-rsid="001e2a71"/>
    </style:style>
    <style:style style:name="P9" style:family="paragraph" style:parent-style-name="Standard">
      <style:text-properties fo:font-style="italic" officeooo:rsid="001e2a71" officeooo:paragraph-rsid="001e2a71" style:font-style-asian="italic" style:font-style-complex="italic"/>
    </style:style>
    <style:style style:name="P10" style:family="paragraph" style:parent-style-name="Standard">
      <style:text-properties fo:font-style="normal" fo:font-weight="bold" officeooo:rsid="001f430d" officeooo:paragraph-rsid="001f430d"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officeooo:paragraph-rsid="001f430d"/>
    </style:style>
    <style:style style:name="P12" style:family="paragraph" style:parent-style-name="Standard">
      <style:paragraph-properties fo:text-align="start" style:justify-single-word="false"/>
      <style:text-properties officeooo:paragraph-rsid="00214225"/>
    </style:style>
    <style:style style:name="P13" style:family="paragraph" style:parent-style-name="Standard">
      <style:paragraph-properties fo:text-align="start" style:justify-single-word="false"/>
      <style:text-properties officeooo:rsid="001f430d" officeooo:paragraph-rsid="001f430d"/>
    </style:style>
    <style:style style:name="P14" style:family="paragraph" style:parent-style-name="Standard">
      <style:text-properties officeooo:rsid="001f430d" officeooo:paragraph-rsid="001f430d"/>
    </style:style>
    <style:style style:name="P15" style:family="paragraph" style:parent-style-name="Standard">
      <style:text-properties fo:font-variant="normal" fo:text-transform="none" fo:color="#000000" style:font-name="Times New Roman" fo:font-size="14pt" fo:letter-spacing="normal" fo:font-style="normal" fo:font-weight="normal" officeooo:rsid="001f430d" officeooo:paragraph-rsid="001f430d"/>
    </style:style>
    <style:style style:name="P16" style:family="paragraph" style:parent-style-name="Standard">
      <style:paragraph-properties fo:text-align="start" style:justify-single-word="false"/>
      <style:text-properties officeooo:rsid="00214225" officeooo:paragraph-rsid="00214225"/>
    </style:style>
    <style:style style:name="T1" style:family="text">
      <style:text-properties officeooo:rsid="0013b7ce"/>
    </style:style>
    <style:style style:name="T2" style:family="text">
      <style:text-properties officeooo:rsid="00143af7"/>
    </style:style>
    <style:style style:name="T3" style:family="text">
      <style:text-properties officeooo:rsid="0014c1fc"/>
    </style:style>
    <style:style style:name="T4" style:family="text">
      <style:text-properties officeooo:rsid="00191bc5"/>
    </style:style>
    <style:style style:name="T5" style:family="text">
      <style:text-properties officeooo:rsid="0019b797"/>
    </style:style>
    <style:style style:name="T6" style:family="text">
      <style:text-properties officeooo:rsid="001c2933"/>
    </style:style>
    <style:style style:name="T7" style:family="text">
      <style:text-properties officeooo:rsid="001d1f3e"/>
    </style:style>
    <style:style style:name="T8" style:family="text">
      <style:text-properties fo:font-style="normal" style:font-style-asian="normal" style:font-style-complex="normal"/>
    </style:style>
    <style:style style:name="T9" style:family="text">
      <style:text-properties fo:font-style="normal" officeooo:rsid="001f430d"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216838" style:font-style-asian="normal" style:font-weight-asian="normal" style:font-style-complex="normal" style:font-weight-complex="normal"/>
    </style:style>
    <style:style style:name="T12" style:family="text">
      <style:text-properties fo:font-style="normal" fo:font-weight="normal" officeooo:rsid="00214225" style:font-style-asian="normal" style:font-weight-asian="normal" style:font-style-complex="normal" style:font-weight-complex="normal"/>
    </style:style>
    <style:style style:name="T13" style:family="text">
      <style:text-properties fo:font-style="normal" fo:font-weight="bold" officeooo:rsid="00214225" style:font-style-asian="normal" style:font-weight-asian="bold" style:font-style-complex="normal" style:font-weight-complex="bold"/>
    </style:style>
    <style:style style:name="T14" style:family="text">
      <style:text-properties officeooo:rsid="002168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osas que aprender:</text:p>
      <text:p text:style-name="P15">qué es un problema supervisado y uno no supervisado,</text:p>
      <text:p text:style-name="P15">qué es un problema de clasificación y uno de regresión</text:p>
      <text:p text:style-name="P15">y qué es entrenar y predecir un modelo.</text:p>
      <text:p text:style-name="P1"/>
      <text:p text:style-name="P1"><text:span text:style-name="T1">Machine learning es un método englobado dentro de “Data Science” o “Ciencia de Datos”, donde se busca que una máquina realice operaciones cognitivas, que son las actividades, inicialmente propias del ser humano, están relacionadas con el procesamiento de la información mediante el uso de la memoria, la atención, la percepción, la creatividad y el pensamiento abstracto o analógico.</text:span></text:p>
      <text:p text:style-name="P1"/>
      <text:p text:style-name="P3"><text:span text:style-name="T2">Para conseguir que una máquina aprenda a realizar dichas tareas, se crea un modelo, que “aprende” con un conjunto de datos para luego llevar a cabo una acción, como una predicción o una respuesta que no estaba incluida en el conjunto de datos de que se disponía.</text:span></text:p>
      <text:p text:style-name="P3"/>
      <text:p text:style-name="P2">Es importante también que se hace un reparto del conjunto de datos en dos subconjuntos: conjunto de entrenamiento y conjunto de test. <text:span text:style-name="T3">Con el conjunto de entrenamiento se perfila el modelo y se le añaden modificaciones, y luego se comprueba sobre el conjunto de test que funciona correctamente. Si no se obtienen los resultados deseados se cambia el modelo y se vuelve a empezar. Una vez satisfecho con los resultados, el modelo está listo para actuar con nuevos datos.</text:span></text:p>
      <text:p text:style-name="P2"/>
      <text:p text:style-name="P4">Para los modelos, hay desarrollados más de 700 algoritmos para realizar estadísticas sobre los datos, y cual de ellos o qué combinación de ellos utilizar es uno de los principales retos a superar para hacer aprendizaje automático. <text:span text:style-name="T4">Estos métodos se clasifican en tres categorías generales: aprendizaje automático supervisado, no supervisado y reforzado.</text:span></text:p>
      <text:p text:style-name="P4"/>
      <text:p text:style-name="P5">Aprendizaje automático supervisado. Lo primero es decir que los datos se estructuran como un vector X que contiene todas las características <text:span text:style-name="T5">excepto la característica considerara valor o resultado, y un vector de un solo elemento Y, que contiene éste último valor o resultado, que se considera dependiente de X. Con esto, el modelo intenta encontrar la función que relaciona esos valores de X con los de Y, para poder obtener los valores de Y para nuevas X que no existían en los datos de los que se disponía inicialmente. El modelo, una vez creado en su versión inicial, se entrena y mejora con los datos del conjunto de entrenamiento, y luego se pone a prueba con los datos del conjunto de test. Algunos ejemplos de algoritmos de aprendizaje automático supervisado son análisis de regresión, árboles de decisión, k vecinos más próximos, redes neuronales y máquinas de vectores de soporte.</text:span></text:p>
      <text:p text:style-name="P5"/>
      <text:p text:style-name="P6">Aprendizaje automático no supervisado. En este caso, no todos los atributos (coordenadas del vector X) serán tenidos en cuenta. La máquina, o el modelo, tendrá que encontrar los más útiles y aquellos que escondan relaciones con la variable Y que funcionen mejor. <text:span text:style-name="T6">Además, el modelo crea etiquetas para agrupar los datos que sean similares en algún aspecto significativo. La ventaja principal del aprendizaje automático no supervisado es que agrupa los datos según una clasificación “inventada” por la máquina, y que puede haber pasado inicialmente desapercibida para la persona que la construye.</text:span></text:p>
      <text:p text:style-name="P7"><text:span text:style-name="T7">Duda: hay un ejemplo en el que habla de como DataVisor detecta fraudes y hackers mediante el uso de aprendizaje automático no supervisado, analizando patrones de miles de millones de cuentas, y encontrando conexiones entre usuarios, y luego siendo capaz de encontrar cuentas falsas a partir de ver cuales están relacionadas con otra que ha sido probada falsa primero.</text:span></text:p>
      <text:p text:style-name="P8">Creo que aquí en lugar de indicarle el programador qué atributos indican fraude, se deja que el modelo los encuentre solo.</text:p>
      <text:p text:style-name="P8">Párrafo que no dice ninguna diferencia con aprendizaje automático supervisado:</text:p>
      <text:p text:style-name="P9">DataVisor and other anti-fraud solution providers therefore leverage unsupervised learning to address the limitations of supervised learning by analyzing patterns across hundreds of millions of <text:soft-page-break/>accounts and identifying suspicious connections between users—without knowing the actual category of future attacks.</text:p>
      <text:p text:style-name="P10">Finalmente:</text:p>
      <text:p text:style-name="P11"><text:span text:style-name="T9">Ahora mismo lo único que sé de esto es que creo que se dan muchos datos de cada usuario, es decir, de cada observación creo que se llama, y se deja que el modelo encuentre qué combinaciones de atributos son necesarias para que el valor sea positivo, y también, independientemente del valor que tenga cada observación, encuentra relaciones entre unas observaciones y otras, para que, en el momento en que una de ellas sea positiva, se prevea que las otras también tienen posibilidades de ser positivas.</text:span></text:p>
      <text:p text:style-name="P11"><text:span text:style-name="T9"/></text:p>
      <text:p text:style-name="P13"><text:span text:style-name="T8">Aprendizaje automático con refuerzo. Vale. Encuentro bastante escueto lo que viene. He entendido:</text:span></text:p>
      <text:p text:style-name="P13"><text:span text:style-name="T8">El modelo varía constantemente, según va aprendiendo. Hay una Q, que inicialmente tiene un valor de 0, y el modelo elige opciones que provocan cosas buenas o cosas malas. Las cosas buenas aumentan el valor de Q, y las malas lo decrementan. El modelo recuerda en qué situación ha tomado qué decisión, y si ha sido buena, en el futuro la repetirá, y si ha sido mala, la evitará.</text:span></text:p>
      <text:p text:style-name="P13"><text:span text:style-name="T8"/></text:p>
      <text:p text:style-name="P13"><text:span text:style-name="T8">--------------------------------------------</text:span></text:p>
      <text:p text:style-name="P13"><text:span text:style-name="T8"/></text:p>
      <text:p text:style-name="P16"><text:span text:style-name="T8">Librerías y herramientas útiles: sección The ML Toolbox, pag 22, y especialmente a partir de la pag 25.</text:span></text:p>
      <text:p text:style-name="P16"><text:span text:style-name="T8"/></text:p>
      <text:p text:style-name="P16"><text:span text:style-name="T8">Scrubbing (depuración) es un proceso que se hace cuando el conjunto de datos que tenemos es muy grande, pues también es muy grande el ruido, y consiste en deshacernos de los datos que no nos aportan información útil, como casos muy excepcionales que es difícil que se repitan, por ejemplo.</text:span></text:p>
      <text:p text:style-name="P16"><text:span text:style-name="T8"/></text:p>
      <text:p text:style-name="P12"><text:span text:style-name="T13">GPU</text:span><text:span text:style-name="T12">: originalmente surgieron para procesar imágenes muy pesadas muy rápidamente en videojuegos, pero posteriormente se descubrió que se podían usar también para calcular todas las posibilidades en cascada </text:span><text:span text:style-name="T11">de una red neuronal, obteniendo un tiempo de un día en lo que con una CPU convencional se tardaba varias semana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15T12:35:30.424729092</meta:creation-date>
    <dc:date>2020-09-18T11:36:25.907490221</dc:date>
    <meta:editing-duration>P1DT2H55M6S</meta:editing-duration>
    <meta:editing-cycles>4</meta:editing-cycles>
    <meta:generator>LibreOffice/6.3.5.2$Linux_X86_64 LibreOffice_project/30$Build-2</meta:generator>
    <meta:document-statistic meta:table-count="0" meta:image-count="0" meta:object-count="0" meta:page-count="2" meta:paragraph-count="22" meta:word-count="923" meta:character-count="5729" meta:non-whitespace-character-count="4829"/>
  </office:meta>
</office:document-meta>
</file>